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1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55f1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a7548" officeooo:paragraph-rsid="003a7548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c6515" officeooo:paragraph-rsid="003c651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3b6a22"/>
    </style:style>
    <style:style style:name="P11" style:family="paragraph" style:parent-style-name="Standard">
      <style:paragraph-properties fo:text-align="end" style:justify-single-word="false"/>
      <style:text-properties style:font-name="Abyssinica SIL1" fo:font-size="10pt" style:font-size-asian="10pt" style:font-name-complex="Abyssinica SIL2" style:font-size-complex="10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7c582" officeooo:paragraph-rsid="0037c58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8e7a5" officeooo:paragraph-rsid="0038e7a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a7548" officeooo:paragraph-rsid="003a7548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a7548" officeooo:paragraph-rsid="003b6a22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2a6099" style:text-position="0% 100%" style:font-name="Tibetan Machine Uni" fo:font-size="12pt" fo:font-style="normal" style:text-underline-style="none" fo:font-weight="bold" officeooo:rsid="003c6515" officeooo:paragraph-rsid="003c6515" style:font-size-asian="12pt" style:font-style-asian="normal" style:font-weight-asian="bold" style:font-name-complex="Tibetan Machine Uni2" style:font-size-complex="12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7c582" officeooo:paragraph-rsid="0037c582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c6515" officeooo:paragraph-rsid="003c6515" style:font-size-asian="14pt" style:font-style-asian="normal" style:font-weight-asian="bold" style:font-name-complex="Tibetan Machine Uni2" style:font-size-complex="14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37c582" officeooo:paragraph-rsid="0037c582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6" style:family="paragraph" style:parent-style-name="Standard" style:list-style-name="L2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7c582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8e7a5" officeooo:paragraph-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8" style:family="paragraph" style:parent-style-name="Standard" style:list-style-name="L6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29" style:family="paragraph" style:parent-style-name="Standard" style:list-style-name="L7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a7548" officeooo:paragraph-rsid="003a7548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0" style:family="paragraph" style:parent-style-name="Standard" style:list-style-name="L8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1" style:family="paragraph" style:parent-style-name="Standard" style:list-style-name="L9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2" style:family="paragraph" style:parent-style-name="Standard" style:list-style-name="L10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3" style:family="paragraph" style:parent-style-name="Standard" style:list-style-name="L11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3c6515" officeooo:paragraph-rsid="003c651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use-window-font-color="true" style:text-position="0% 100%" style:font-name="Abyssinica SIL" fo:font-size="12pt" fo:font-style="normal" style:text-underline-style="none" fo:font-weight="normal" officeooo:rsid="0042342b" officeooo:paragraph-rsid="0042342b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36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7" style:family="paragraph" style:parent-style-name="Standard" style:list-style-name="L5">
      <style:paragraph-properties fo:text-align="justify" style:justify-single-word="false"/>
      <style:text-properties style:use-window-font-color="true" style:text-position="0% 100%" style:font-name="Abyssinica SIL" fo:font-size="12pt" fo:font-style="normal" style:text-underline-style="none" fo:font-weight="bold" officeooo:rsid="0038e7a5" officeooo:paragraph-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P38" style:family="paragraph" style:parent-style-name="Standard" style:list-style-name="L3">
      <style:paragraph-properties fo:text-align="justify" style:justify-single-word="false"/>
      <style:text-properties officeooo:paragraph-rsid="0038e7a5"/>
    </style:style>
    <style:style style:name="P39" style:family="paragraph" style:parent-style-name="Standard" style:list-style-name="L6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a7548" officeooo:paragraph-rsid="003a7548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0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italic" style:text-underline-style="none" fo:font-weight="normal" officeooo:rsid="003b6a22" officeooo:paragraph-rsid="003b6a22" style:font-size-asian="10.5pt" style:font-style-asian="italic" style:font-weight-asian="normal" style:font-name-complex="Tibetan Machine Uni2" style:font-size-complex="12pt" style:font-style-complex="italic" style:font-weight-complex="normal"/>
    </style:style>
    <style:style style:name="P41" style:family="paragraph" style:parent-style-name="Standard" style:list-style-name="L8">
      <style:paragraph-properties fo:text-align="justify" style:justify-single-word="false"/>
      <style:text-properties fo:color="#b47804" style:text-position="0% 100%" style:font-name="Abyssinica SIL" fo:font-size="12pt" fo:font-style="normal" style:text-underline-style="none" fo:font-weight="normal" officeooo:rsid="003b6a22" officeooo:paragraph-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P42" style:family="paragraph" style:parent-style-name="Standard">
      <style:paragraph-properties fo:text-align="end" style:justify-single-word="false"/>
      <style:text-properties officeooo:paragraph-rsid="004202d9"/>
    </style:style>
    <style:style style:name="P43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202d9" officeooo:paragraph-rsid="004202d9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8d0000" style:text-position="0% 100%" style:font-name="Tibetan Machine Uni" fo:font-size="14pt" fo:font-style="normal" style:text-underline-style="none" fo:font-weight="bold" officeooo:rsid="0042342b" officeooo:paragraph-rsid="0042342b" style:font-size-asian="12.25pt" style:font-style-asian="normal" style:font-weight-asian="bold" style:font-name-complex="Tibetan Machine Uni2" style:font-size-complex="14pt" style:font-style-complex="normal" style:font-weight-complex="bold"/>
    </style:style>
    <style:style style:name="P45" style:family="paragraph" style:parent-style-name="Standard" style:list-style-name="L12">
      <style:paragraph-properties fo:text-align="justify" style:justify-single-word="false"/>
      <style:text-properties officeooo:rsid="004202d9" officeooo:paragraph-rsid="004202d9"/>
    </style:style>
    <style:style style:name="T1" style:family="text">
      <style:text-properties fo:color="#2a6099" style:font-name="Tibetan Machine Uni1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T2" style:family="text">
      <style:text-properties fo:color="#2a6099" style:font-name="Tibetan Machine Uni1" fo:font-size="16pt" fo:font-weight="bold" officeooo:rsid="001c55f1" style:font-size-asian="16pt" style:font-weight-asian="bold" style:font-name-complex="Tibetan Machine Uni2" style:font-size-complex="16pt" style:font-weight-complex="bold"/>
    </style:style>
    <style:style style:name="T3" style:family="text">
      <style:text-properties style:use-window-font-color="true" style:text-position="0% 100%" style:font-name="Abyssinica SIL" fo:font-size="12pt" fo:font-style="normal" style:text-underline-style="none" fo:font-weight="normal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4" style:family="text">
      <style:text-properties style:use-window-font-color="true" style:text-position="0% 100%" style:font-name="Abyssinica SIL" fo:font-size="12pt" fo:font-style="normal" style:text-underline-style="none" fo:font-weight="normal" officeooo:rsid="0037c58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5" style:family="text">
      <style:text-properties style:use-window-font-color="true" style:text-position="0% 100%" style:font-name="Abyssinica SIL" fo:font-size="12pt" fo:font-style="normal" style:text-underline-style="none" fo:font-weight="normal" officeooo:rsid="0038e7a5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6" style:family="text">
      <style:text-properties style:use-window-font-color="true" style:text-position="0% 100%" style:font-name="Abyssinica SIL" fo:font-size="12pt" fo:font-style="normal" style:text-underline-style="none" fo:font-weight="normal" officeooo:rsid="003b6a22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7" style:family="text">
      <style:text-properties style:use-window-font-color="true" style:text-position="0% 100%" style:font-name="Abyssinica SIL" fo:font-size="12pt" fo:font-style="normal" style:text-underline-style="none" fo:font-weight="normal" officeooo:rsid="004202d9" style:font-size-asian="10.5pt" style:font-style-asian="normal" style:font-weight-asian="normal" style:font-name-complex="Tibetan Machine Uni2" style:font-size-complex="12pt" style:font-style-complex="normal" style:font-weight-complex="normal"/>
    </style:style>
    <style:style style:name="T8" style:family="text">
      <style:text-properties style:use-window-font-color="true" style:text-position="0% 100%" style:font-name="Abyssinica SIL" fo:font-size="12pt" fo:font-style="normal" style:text-underline-style="none" fo:font-weight="bold" officeooo:rsid="0038e7a5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9" style:family="text">
      <style:text-properties style:use-window-font-color="true" style:text-position="0% 100%" style:font-name="Abyssinica SIL" fo:font-size="12pt" fo:font-style="normal" style:text-underline-style="none" fo:font-weight="bold" officeooo:rsid="003b6a22" style:font-size-asian="10.5pt" style:font-style-asian="normal" style:font-weight-asian="bold" style:font-name-complex="Tibetan Machine Uni2" style:font-size-complex="12pt" style:font-style-complex="normal" style:font-weight-complex="bold"/>
    </style:style>
    <style:style style:name="T10" style:family="text">
      <style:text-properties style:use-window-font-color="true" style:text-position="0% 100%" style:font-name="Abyssinica SIL1" fo:font-size="10pt" fo:font-style="normal" style:text-underline-style="none" fo:font-weight="normal" officeooo:rsid="003c6515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1" style:family="text">
      <style:text-properties style:use-window-font-color="true" style:text-position="0% 100%" style:font-name="Abyssinica SIL1" fo:font-size="10pt" fo:font-style="normal" style:text-underline-style="none" fo:font-weight="normal" officeooo:rsid="004202d9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2" style:family="text">
      <style:text-properties style:use-window-font-color="true" style:text-position="0% 100%" style:font-name="Abyssinica SIL1" fo:font-size="10pt" fo:font-style="normal" style:text-underline-style="none" fo:font-weight="normal" officeooo:rsid="0037c582" style:font-size-asian="10pt" style:font-style-asian="normal" style:font-weight-asian="normal" style:font-name-complex="Abyssinica SIL2" style:font-size-complex="10pt" style:font-style-complex="normal" style:font-weight-complex="normal"/>
    </style:style>
    <style:style style:name="T13" style:family="text">
      <style:text-properties style:font-name="Abyssinica SIL1" fo:font-size="10pt" style:font-size-asian="10pt" style:font-name-complex="Abyssinica SIL2" style:font-size-complex="10pt"/>
    </style:style>
    <style:style style:name="T14" style:family="text">
      <style:text-properties style:font-name="Abyssinica SIL1" fo:font-size="10pt" officeooo:rsid="0037c582" style:font-size-asian="10pt" style:font-name-complex="Abyssinica SIL2" style:font-size-complex="1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38e7a5" style:font-weight-asian="bold" style:font-weight-complex="bold"/>
    </style:style>
    <style:style style:name="T18" style:family="text">
      <style:text-properties fo:font-weight="bold" officeooo:rsid="003a7548" style:font-weight-asian="bold" style:font-weight-complex="bold"/>
    </style:style>
    <style:style style:name="T19" style:family="text">
      <style:text-properties fo:font-weight="bold" officeooo:rsid="003c6515" style:font-weight-asian="bold" style:font-weight-complex="bold"/>
    </style:style>
    <style:style style:name="T20" style:family="text">
      <style:text-properties officeooo:rsid="0038e7a5"/>
    </style:style>
    <style:style style:name="T21" style:family="text">
      <style:text-properties officeooo:rsid="003a7548"/>
    </style:style>
    <style:style style:name="T22" style:family="text">
      <style:text-properties officeooo:rsid="003b6a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3">1</text:span><text:span text:style-name="T14">6</text:span><text:span text:style-name="T13">/0</text:span><text:span text:style-name="T14">9</text:span><text:span text:style-name="T13">/2022 </text:span><text:span text:style-name="T14">sexta-feira</text:span></text:p>
      <text:p text:style-name="P11"/>
      <text:p text:style-name="P22">O que aprenderemos neste módulo?</text:p>
      <text:p text:style-name="P13"/>
      <text:list xml:id="list2001329831" text:style-name="L1">
        <text:list-item>
          <text:p text:style-name="P25">O que é a <text:span text:style-name="T16">Web</text:span> e como ela funciona;</text:p>
        </text:list-item>
        <text:list-item>
          <text:p text:style-name="P25">O que é <text:span text:style-name="T16">Frontend, Backend e Full </text:span><text:span text:style-name="T19">St</text:span><text:span text:style-name="T16">ack</text:span>;</text:p>
        </text:list-item>
        <text:list-item>
          <text:p text:style-name="P25">O que é <text:span text:style-name="T16">HTML5 </text:span>e como utilizá-lo;</text:p>
        </text:list-item>
        <text:list-item>
          <text:p text:style-name="P25">O que é <text:span text:style-name="T16">CSS </text:span>e como utilizá-lo;</text:p>
        </text:list-item>
        <text:list-item>
          <text:p text:style-name="P25">O que é <text:span text:style-name="T16">Bulma </text:span><text:s/>e como utilizá-lo;</text:p>
        </text:list-item>
        <text:list-item>
          <text:p text:style-name="P25">Como <text:span text:style-name="T16">desenvolver um portfólio </text:span>de programador com Bulma do zero.</text:p>
        </text:list-item>
      </text:list>
      <text:p text:style-name="P13"/>
      <text:p text:style-name="P20">O que é a Web e como ela funciona?</text:p>
      <text:p text:style-name="P14"/>
      <text:p text:style-name="P15">Servidor Web</text:p>
      <text:p text:style-name="P13"/>
      <text:list xml:id="list2957056582" text:style-name="L2">
        <text:list-item>
          <text:p text:style-name="P26">É um Software que fica instalado em um computador na rede e serve para <text:span text:style-name="T16">receber as requisições </text:span>de um browser e responder com os arquivos correspondentes ao site solicitado (que em geral são páginas criadas com HTML, CSS e JavaScript e alguns recursos como imagens, áudios e vídeos).</text:p>
          <text:p text:style-name="P26"/>
          <text:p text:style-name="P26"><text:span text:style-name="T20">Os servidores web relacionados as requisições e respostas de um site utiliza um </text:span><text:span text:style-name="T17">protocolo </text:span><text:span text:style-name="T20">chamado </text:span><text:span text:style-name="T17">HTTP.</text:span></text:p>
        </text:list-item>
      </text:list>
      <text:p text:style-name="P2"/>
      <text:p text:style-name="P16">HTTP</text:p>
      <text:p text:style-name="P16"/>
      <text:list xml:id="list4049100794" text:style-name="L3">
        <text:list-item>
          <text:p text:style-name="P38"><text:span text:style-name="T4">P</text:span><text:span text:style-name="T5">rotocolo Http </text:span><text:span text:style-name="T8">(Hypertext Transfer Protocol)</text:span><text:span text:style-name="T5">, é uma espécie de idioma utilizado para que o cliente Web (que em geral é um browser) e o servidor web se entendam. </text:span></text:p>
          <text:p text:style-name="P27"/>
          <text:p text:style-name="P27">Cada um dos outros tipos de servidores web utiliza um protocolo diferente.</text:p>
        </text:list-item>
      </text:list>
      <text:p text:style-name="P6"/>
      <text:p text:style-name="P16">Outros Protocolos</text:p>
      <text:p text:style-name="P16"/>
      <text:list xml:id="list484487467" text:style-name="L4">
        <text:list-item>
          <text:p text:style-name="P36">SMTP – <text:span text:style-name="T15">Recebimento e envio de Emails;</text:span></text:p>
        </text:list-item>
        <text:list-item>
          <text:p text:style-name="P36">FTP – <text:span text:style-name="T15">Recebimento e download de arquivos.</text:span></text:p>
        </text:list-item>
      </text:list>
      <text:p text:style-name="P6"/>
      <text:p text:style-name="P6"><text:soft-page-break/>Também existem servidores web para acesso a Banco de Dados, entre outros.</text:p>
      <text:p text:style-name="P6"/>
      <text:p text:style-name="P16">Servidores Web relacionados aos sites</text:p>
      <text:p text:style-name="P16"/>
      <text:list xml:id="list4288586735" text:style-name="L5">
        <text:list-item>
          <text:p text:style-name="P37">Apache</text:p>
        </text:list-item>
        <text:list-item>
          <text:p text:style-name="P37">Nginx</text:p>
        </text:list-item>
      </text:list>
      <text:p text:style-name="P2"/>
      <text:p text:style-name="P6">São os softwares mais famosos que usam o HTTP para criar esses servidores. <text:span text:style-name="T21">Para solicitar o servidor web ou um conteúdo de um determinado site precisamos conhecer o seu </text:span><text:span text:style-name="T18">endereço IP.</text:span></text:p>
      <text:p text:style-name="P3"/>
      <text:p text:style-name="P17">Endereço IP</text:p>
      <text:p text:style-name="P17"/>
      <text:list xml:id="list2462545845" text:style-name="L6">
        <text:list-item>
          <text:p text:style-name="P28">Um Endereço de Protocolo da Internet <text:span text:style-name="T16">(Internet Protocol Address </text:span>[IP address],<text:span text:style-name="T16"> </text:span>é um <text:span text:style-name="T16">rótulo numérico </text:span>atribuído a cada dispositivo (computador, impressora, smartphone, etc.) conectado a uma rede de computadores que utiliza o Protocolo de Internet para comunicação.</text:p>
        </text:list-item>
        <text:list-item>
          <text:p text:style-name="P28">Um endereço de <text:span text:style-name="T16">IP</text:span> serve a duas funções principais:</text:p>
          <text:list>
            <text:list-item>
              <text:p text:style-name="P39">identificação de interface de hospedeiro ou de rede e endereçamento de localização.</text:p>
            </text:list-item>
          </text:list>
        </text:list-item>
      </text:list>
      <text:p text:style-name="P23"/>
      <text:p text:style-name="P7">Para descobrir esse IP o browser vai buscar essa informação primeiramente no cache que é uma memória interna como se fosse um rastro, como se já acessou determinado site ele busca o endereço nessa memória, mas caso não tenhamos acessado esse determinado site ele vai solicitar esse IP para um <text:span text:style-name="T16">DNS.</text:span></text:p>
      <text:p text:style-name="P4"/>
      <text:p text:style-name="P17">DNS</text:p>
      <text:p text:style-name="P17"/>
      <text:list xml:id="list3865399647" text:style-name="L7">
        <text:list-item>
          <text:p text:style-name="P29">O Sistema de Nomes de Domínio (<text:span text:style-name="T16">D</text:span>omain <text:span text:style-name="T16">N</text:span>ame <text:span text:style-name="T16">S</text:span>ystem), é um sistema hierárquico e distribuído de gestão de nomes para computadores, serviços ou qualquer máquina conectada à internet ou a uma rede privada. Faz a <text:span text:style-name="T16">associação </text:span>entre várias informações atribuídas a nomes de domínios e cada entidade participante.</text:p>
        </text:list-item>
        <text:list-item>
          <text:p text:style-name="P29">A sua utilização mais convencional <text:span text:style-name="T16">associa nomes de domínios mais facilmente memorizáveis a endereços IP numéricos</text:span>, necessários à localização e identificação de serviços e dispositivos, processo esse denominado por: <text:span text:style-name="T16">resolução de nome.</text:span></text:p>
        </text:list-item>
      </text:list>
      <text:p text:style-name="P4"/>
      <text:p text:style-name="P10"><text:soft-page-break/><text:span text:style-name="T6">Ou seja, ele tem uma espécie de banco de dados que relaciona então </text:span><text:span text:style-name="T9">IPS </text:span><text:span text:style-name="T6">com</text:span><text:span text:style-name="T9"> Domínios </text:span><text:span text:style-name="T6">em geral todo computador ligado a rede já tem um IP do DNS configurado então quando ele precisa saber o IP ele envia o domínio que ele deseja saber, o IP pra esse DNS e ele responde devolvendo o IP desejado.</text:span></text:p>
      <text:p text:style-name="P9"/>
      <text:p text:style-name="P18">D<text:span text:style-name="T22">esenvolvendo o Site</text:span></text:p>
      <text:p text:style-name="P18"/>
      <text:list xml:id="list3355165246" text:style-name="L8">
        <text:list-item>
          <text:p text:style-name="P30">Após descobrir o IP correto do servidor na rede, o browser vai então solicitar a árvore de arquivos relacionadas aquele site digitando ao servidor Web.</text:p>
        </text:list-item>
        <text:list-item>
          <text:p text:style-name="P30">Site estático:</text:p>
          <text:list>
            <text:list-item>
              <text:p text:style-name="P40">devolverá os arquivos pré existentes.</text:p>
            </text:list-item>
          </text:list>
        </text:list-item>
        <text:list-item>
          <text:p text:style-name="P30">Site dinâmico:</text:p>
          <text:list>
            <text:list-item>
              <text:p text:style-name="P41">o servidor solicitará para um outro software (por exemplo, ao NodeJS) a geração dessas páginas dinâmicas.</text:p>
            </text:list-item>
          </text:list>
        </text:list-item>
      </text:list>
      <text:p text:style-name="P24"/>
      <text:p text:style-name="P21">Desenvolvedor Frontend, Backend e Full Stack</text:p>
      <text:p text:style-name="P21"/>
      <text:p text:style-name="P19">O que é desenvolvedor Frontend?</text:p>
      <text:p text:style-name="P19"/>
      <text:list xml:id="list1469343169" text:style-name="L9">
        <text:list-item>
          <text:p text:style-name="P31"><text:span text:style-name="T22">O </text:span>desenvolvedor Frontend é o que <text:span text:style-name="T16">cria a interface </text:span>do site com o usuário, geralmente usando HTML, CSS e JavaScript;</text:p>
        </text:list-item>
      </text:list>
      <text:p text:style-name="P8"/>
      <text:p text:style-name="P19">O que é desenvolvedor Backend?</text:p>
      <text:p text:style-name="P19"/>
      <text:list xml:id="list2277974592" text:style-name="L10">
        <text:list-item>
          <text:p text:style-name="P32">Em geral o desenvolvedor Backend é o responsável por <text:span text:style-name="T16">desenvolver a estrutura </text:span>do site que não é apresentada ao usuário, por exemplo a parte que acessa o <text:span text:style-name="T16">Banco de dados, </text:span>processa as <text:span text:style-name="T16">regras de negócio </text:span>e <text:span text:style-name="T16">interage </text:span>com outros serviços.</text:p>
        </text:list-item>
        <text:list-item>
          <text:p text:style-name="P32">É comum no Backend utilizarmos linguagens de programação como <text:span text:style-name="T16">JavaScript, Ruby </text:span>e <text:span text:style-name="T16">Python</text:span>, e frameworks como <text:span text:style-name="T16">NodeJS, Ruby on Rails </text:span>e <text:span text:style-name="T16">Django.</text:span></text:p>
        </text:list-item>
      </text:list>
      <text:p text:style-name="P5"/>
      <text:p text:style-name="P19">O que é desenvolvedor FullStack?</text:p>
      <text:p text:style-name="P19"/>
      <text:list xml:id="list580226841" text:style-name="L11">
        <text:list-item>
          <text:p text:style-name="P33">O desenvolvedor Fullstack é o que consegue desenvolver tanto <text:span text:style-name="T16">frontend </text:span>como o <text:span text:style-name="T16">backend, </text:span>portanto ele pode atuar no <text:span text:style-name="T16">ciclo completo de desenvolvimento </text:span>de um site.</text:p>
        </text:list-item>
      </text:list>
      <text:p text:style-name="P8"/>
      <text:p text:style-name="P42"><text:span text:style-name="T12"/></text:p>
      <text:p text:style-name="P42"><text:soft-page-break/><text:span text:style-name="T10">1</text:span><text:span text:style-name="T11">9</text:span><text:span text:style-name="T10">/0</text:span><text:span text:style-name="T12">9</text:span><text:span text:style-name="T10">/2022 </text:span><text:span text:style-name="T11">segunda</text:span><text:span text:style-name="T12">-feira</text:span></text:p>
      <text:p text:style-name="P42"><text:span text:style-name="T12"/></text:p>
      <text:p text:style-name="P44">Toda parte de HTML foi pulada!</text:p>
      <text:p text:style-name="P44"/>
      <text:p text:style-name="P35">Pelo fato de já dominar HTML e CSS apenas fiz os desafios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Tibetan Machine Uni" svg:font-family="'Tibetan Machine Uni'" style:font-pitch="variable"/>
    <style:font-face style:name="Abyssinica SIL1" svg:font-family="'Abyssinica SIL'" style:font-family-generic="roman" style:font-pitch="variable"/>
    <style:font-face style:name="Liberation Serif" svg:font-family="'Liberation Serif'" style:font-family-generic="roman" style:font-pitch="variable"/>
    <style:font-face style:name="Tibetan Machine Uni1" svg:font-family="'Tibetan Machine Uni'" style:font-family-generic="roman" style:font-pitch="variable"/>
    <style:font-face style:name="Liberation Sans" svg:font-family="'Liberation Sans'" style:font-family-generic="swiss" style:font-pitch="variable"/>
    <style:font-face style:name="Abyssinica SIL2" svg:font-family="'Abyssinica SIL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betan Machine Uni2" svg:font-family="'Tibetan Machine Un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1c55f1"/>
    </style:style>
    <style:style style:name="MT1" style:family="text">
      <style:text-properties fo:color="#2a6099" style:font-name="Tibetan Machine Uni1" fo:font-size="16pt" fo:font-weight="bold" officeooo:rsid="0037c582" style:font-size-asian="16pt" style:font-weight-asian="bold" style:font-name-complex="Tibetan Machine Uni2" style:font-size-complex="16pt" style:font-weight-complex="bold"/>
    </style:style>
    <style:style style:name="MT2" style:family="text">
      <style:text-properties fo:color="#2a6099" style:font-name="Tibetan Machine Uni1" fo:font-size="16pt" fo:font-weight="bold" officeooo:rsid="001c55f1" style:font-size-asian="16pt" style:font-weight-asian="bold" style:font-name-complex="Tibetan Machine Uni2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studos </text:span><text:span text:style-name="MT1">F</text:span><text:span text:style-name="MT2">ront-</text:span><text:span text:style-name="MT1">E</text:span><text:span text:style-name="MT2">nd </text:span><text:span text:style-name="MT1">D</text:span><text:span text:style-name="MT2">evelopment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19T18:53:37.415412863</dc:date>
    <meta:editing-duration>P1DT21H29M2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4" meta:paragraph-count="52" meta:word-count="718" meta:character-count="4173" meta:non-whitespace-character-count="3531"/>
  </office:meta>
</office:document-meta>
</file>